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PAZA QUISPE, HILD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PAZA QUISPE, HILD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ALCEDO SERVELEON, ZENA BERNARDIN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8065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2:23:1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